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sl" fo:country="SI" officeooo:paragraph-rsid="0009fdc3"/>
    </style:style>
    <style:style style:name="P2" style:family="paragraph" style:parent-style-name="Standard">
      <style:text-properties fo:language="sl" fo:country="SI" officeooo:rsid="0009fdc3"/>
    </style:style>
    <style:style style:name="P3" style:family="paragraph" style:parent-style-name="Standard">
      <style:text-properties fo:language="sl" fo:country="SI" officeooo:rsid="0009fdc3" officeooo:paragraph-rsid="0009fdc3"/>
    </style:style>
    <style:style style:name="P4" style:family="paragraph" style:parent-style-name="Standard">
      <style:text-properties fo:language="sl" fo:country="SI" officeooo:rsid="0009fdc3" officeooo:paragraph-rsid="000f3091"/>
    </style:style>
    <style:style style:name="P5" style:family="paragraph" style:parent-style-name="Standard">
      <style:text-properties fo:language="sl" fo:country="SI" officeooo:rsid="0009fdc3" officeooo:paragraph-rsid="00108e52"/>
    </style:style>
    <style:style style:name="P6" style:family="paragraph" style:parent-style-name="Standard">
      <style:text-properties fo:language="sl" fo:country="SI" officeooo:rsid="0009fdc3" officeooo:paragraph-rsid="00128a7d"/>
    </style:style>
    <style:style style:name="P7" style:family="paragraph" style:parent-style-name="Standard">
      <style:text-properties fo:language="sl" fo:country="SI" officeooo:rsid="0009fdc3" officeooo:paragraph-rsid="00342204"/>
    </style:style>
    <style:style style:name="P8" style:family="paragraph" style:parent-style-name="Standard">
      <style:text-properties fo:language="sl" fo:country="SI" officeooo:rsid="0009fdc3" officeooo:paragraph-rsid="0034bbfc"/>
    </style:style>
    <style:style style:name="P9" style:family="paragraph" style:parent-style-name="Standard">
      <style:text-properties fo:language="sl" fo:country="SI" officeooo:rsid="0009fdc3" officeooo:paragraph-rsid="003b8d33"/>
    </style:style>
    <style:style style:name="P10" style:family="paragraph" style:parent-style-name="Standard">
      <style:text-properties fo:language="sl" fo:country="SI" officeooo:rsid="0009fdc3" officeooo:paragraph-rsid="003ef07c"/>
    </style:style>
    <style:style style:name="P11" style:family="paragraph" style:parent-style-name="Standard">
      <style:text-properties fo:language="sl" fo:country="SI" officeooo:paragraph-rsid="0009fdc3"/>
    </style:style>
    <style:style style:name="P12" style:family="paragraph" style:parent-style-name="Standard">
      <style:text-properties fo:language="sl" fo:country="SI" officeooo:rsid="000f3091" officeooo:paragraph-rsid="000f3091"/>
    </style:style>
    <style:style style:name="P13" style:family="paragraph" style:parent-style-name="Standard">
      <style:text-properties fo:language="sl" fo:country="SI" officeooo:rsid="000bad06" officeooo:paragraph-rsid="000bad06"/>
    </style:style>
    <style:style style:name="P14" style:family="paragraph" style:parent-style-name="Standard">
      <style:text-properties fo:language="sl" fo:country="SI" officeooo:rsid="000c7756" officeooo:paragraph-rsid="000c7756"/>
    </style:style>
    <style:style style:name="P15" style:family="paragraph" style:parent-style-name="Standard">
      <style:text-properties fo:language="sl" fo:country="SI" officeooo:paragraph-rsid="000f3091"/>
    </style:style>
    <style:style style:name="P16" style:family="paragraph" style:parent-style-name="Standard">
      <style:text-properties fo:language="sl" fo:country="SI" officeooo:rsid="000d6012" officeooo:paragraph-rsid="000f3091"/>
    </style:style>
    <style:style style:name="P17" style:family="paragraph" style:parent-style-name="Standard">
      <style:text-properties fo:language="sl" fo:country="SI" officeooo:rsid="000d6012" officeooo:paragraph-rsid="000d6012"/>
    </style:style>
    <style:style style:name="P18" style:family="paragraph" style:parent-style-name="Standard">
      <style:text-properties fo:language="sl" fo:country="SI" officeooo:rsid="00108e52" officeooo:paragraph-rsid="00108e52"/>
    </style:style>
    <style:style style:name="P19" style:family="paragraph" style:parent-style-name="Standard">
      <style:text-properties fo:language="sl" fo:country="SI" officeooo:rsid="001799ec" officeooo:paragraph-rsid="0022d335"/>
    </style:style>
    <style:style style:name="P20" style:family="paragraph" style:parent-style-name="Standard">
      <style:text-properties fo:language="sl" fo:country="SI" officeooo:rsid="0028acce" officeooo:paragraph-rsid="002bbef9"/>
    </style:style>
    <style:style style:name="P21" style:family="paragraph" style:parent-style-name="Standard">
      <style:text-properties fo:language="sl" fo:country="SI" officeooo:rsid="0034bbfc" officeooo:paragraph-rsid="0034bbfc"/>
    </style:style>
    <style:style style:name="P22" style:family="paragraph" style:parent-style-name="Standard">
      <style:text-properties fo:language="sl" fo:country="SI" fo:font-weight="bold" officeooo:rsid="0009fdc3" officeooo:paragraph-rsid="0009fdc3" style:font-weight-asian="bold" style:font-weight-complex="bold"/>
    </style:style>
    <style:style style:name="P23" style:family="paragraph" style:parent-style-name="Standard">
      <style:text-properties fo:language="sl" fo:country="SI" officeooo:paragraph-rsid="003cb170"/>
    </style:style>
    <style:style style:name="P24" style:family="paragraph" style:parent-style-name="Standard">
      <style:text-properties fo:language="sl" fo:country="SI" officeooo:rsid="003ef07c" officeooo:paragraph-rsid="003ef07c"/>
    </style:style>
    <style:style style:name="P25" style:family="paragraph" style:parent-style-name="Standard">
      <style:text-properties fo:language="sl" fo:country="SI" officeooo:paragraph-rsid="00453c7a"/>
    </style:style>
    <style:style style:name="P26" style:family="paragraph" style:parent-style-name="Standard">
      <style:text-properties officeooo:paragraph-rsid="002e0e45"/>
    </style:style>
    <style:style style:name="P27" style:family="paragraph" style:parent-style-name="Standard">
      <style:text-properties officeooo:paragraph-rsid="003e5773"/>
    </style:style>
    <style:style style:name="P28" style:family="paragraph" style:parent-style-name="Standard">
      <style:text-properties officeooo:paragraph-rsid="003ef07c"/>
    </style:style>
    <style:style style:name="P29" style:family="paragraph" style:parent-style-name="Footnote">
      <style:text-properties fo:language="sl" fo:country="SI"/>
    </style:style>
    <style:style style:name="P30" style:family="paragraph" style:parent-style-name="Footnote">
      <style:text-properties fo:language="sl" fo:country="SI" officeooo:rsid="0009fdc3" officeooo:paragraph-rsid="0009fdc3"/>
    </style:style>
    <style:style style:name="P31" style:family="paragraph" style:parent-style-name="Footnote">
      <style:text-properties fo:language="sl" fo:country="SI" officeooo:rsid="00128a7d" officeooo:paragraph-rsid="00128a7d"/>
    </style:style>
    <style:style style:name="P32" style:family="paragraph" style:parent-style-name="Footnote">
      <style:text-properties fo:language="sl" fo:country="SI" officeooo:paragraph-rsid="0019c8ba"/>
    </style:style>
    <style:style style:name="P33" style:family="paragraph" style:parent-style-name="Footnote">
      <style:text-properties fo:language="sl" fo:country="SI" officeooo:paragraph-rsid="00430275"/>
    </style:style>
    <style:style style:name="P34" style:family="paragraph" style:parent-style-name="Footnote">
      <style:text-properties officeooo:paragraph-rsid="0030594b"/>
    </style:style>
    <style:style style:name="P35" style:family="paragraph" style:parent-style-name="Footnote">
      <style:text-properties officeooo:paragraph-rsid="0034bbfc"/>
    </style:style>
    <style:style style:name="P36" style:family="paragraph" style:parent-style-name="Footnote">
      <style:text-properties officeooo:rsid="0038ca81" officeooo:paragraph-rsid="0038ca81"/>
    </style:style>
    <style:style style:name="P37" style:family="paragraph" style:parent-style-name="Footnote">
      <style:text-properties officeooo:paragraph-rsid="00407cae"/>
    </style:style>
    <style:style style:name="P38" style:family="paragraph" style:parent-style-name="Footnote">
      <style:text-properties officeooo:rsid="00407cae" officeooo:paragraph-rsid="00407cae"/>
    </style:style>
    <style:style style:name="P39" style:family="paragraph" style:parent-style-name="Footnote">
      <style:text-properties officeooo:rsid="0041d24c" officeooo:paragraph-rsid="004984e7"/>
    </style:style>
    <style:style style:name="P40" style:family="paragraph" style:parent-style-name="Footnote">
      <style:text-properties officeooo:paragraph-rsid="00453c7a"/>
    </style:style>
    <style:style style:name="P41" style:family="paragraph" style:parent-style-name="Footnote">
      <style:text-properties officeooo:paragraph-rsid="0045e4b9"/>
    </style:style>
    <style:style style:name="P42" style:family="paragraph" style:parent-style-name="Footnote">
      <style:text-properties officeooo:paragraph-rsid="0049df92"/>
    </style:style>
    <style:style style:name="P43" style:family="paragraph" style:parent-style-name="Standard">
      <style:text-properties fo:language="sl" fo:country="SI" officeooo:rsid="00342204" officeooo:paragraph-rsid="00342204"/>
    </style:style>
    <style:style style:name="P44" style:family="paragraph" style:parent-style-name="Standard">
      <style:text-properties fo:language="sl" fo:country="SI" officeooo:rsid="0009fdc3" officeooo:paragraph-rsid="0009fdc3"/>
    </style:style>
    <style:style style:name="P45" style:family="paragraph" style:parent-style-name="Footnote">
      <style:text-properties officeooo:rsid="0045e4b9" officeooo:paragraph-rsid="0029d024"/>
    </style:style>
    <style:style style:name="P46" style:family="paragraph" style:parent-style-name="Footnote">
      <style:text-properties fo:font-size="10pt" fo:language="sl" fo:country="SI" officeooo:rsid="0049df92" officeooo:paragraph-rsid="0049df92" style:font-size-asian="10pt" style:font-size-complex="10pt"/>
    </style:style>
    <style:style style:name="T1" style:family="text">
      <style:text-properties officeooo:rsid="0009fdc3"/>
    </style:style>
    <style:style style:name="T2" style:family="text">
      <style:text-properties officeooo:rsid="000bad06"/>
    </style:style>
    <style:style style:name="T3" style:family="text">
      <style:text-properties officeooo:rsid="000d6012"/>
    </style:style>
    <style:style style:name="T4" style:family="text">
      <style:text-properties officeooo:rsid="000f3091"/>
    </style:style>
    <style:style style:name="T5" style:family="text">
      <style:text-properties fo:font-style="italic"/>
    </style:style>
    <style:style style:name="T6" style:family="text">
      <style:text-properties fo:font-style="italic" officeooo:rsid="000f3091"/>
    </style:style>
    <style:style style:name="T7" style:family="text">
      <style:text-properties fo:font-style="italic" style:font-style-asian="italic" style:font-style-complex="italic"/>
    </style:style>
    <style:style style:name="T8" style:family="text">
      <style:text-properties fo:font-style="italic" officeooo:rsid="000d6012" style:font-style-asian="italic" style:font-style-complex="italic"/>
    </style:style>
    <style:style style:name="T9" style:family="text">
      <style:text-properties fo:font-style="italic" officeooo:rsid="0009fdc3" style:font-style-asian="italic" style:font-style-complex="italic"/>
    </style:style>
    <style:style style:name="T10" style:family="text">
      <style:text-properties fo:font-style="italic" officeooo:rsid="002d1eac" style:font-style-asian="italic" style:font-style-complex="italic"/>
    </style:style>
    <style:style style:name="T11" style:family="text">
      <style:text-properties fo:font-style="italic" officeooo:rsid="000f3091" style:font-style-asian="italic" style:font-style-complex="italic"/>
    </style:style>
    <style:style style:name="T12" style:family="text">
      <style:text-properties fo:font-style="italic" officeooo:rsid="00159a77" style:font-style-asian="italic" style:font-style-complex="italic"/>
    </style:style>
    <style:style style:name="T13" style:family="text">
      <style:text-properties fo:font-style="italic" officeooo:rsid="0019c8ba" style:font-style-asian="italic" style:font-style-complex="italic"/>
    </style:style>
    <style:style style:name="T14" style:family="text">
      <style:text-properties fo:font-style="italic" officeooo:rsid="00108e52" style:font-style-asian="italic" style:font-style-complex="italic"/>
    </style:style>
    <style:style style:name="T15" style:family="text">
      <style:text-properties fo:font-style="italic" officeooo:rsid="0041d24c" style:font-style-asian="italic" style:font-style-complex="italic"/>
    </style:style>
    <style:style style:name="T16" style:family="text">
      <style:text-properties fo:font-style="italic" fo:font-weight="bold" officeooo:rsid="000f3091" style:font-style-asian="italic" style:font-weight-asian="bold" style:font-style-complex="italic" style:font-weight-complex="bold"/>
    </style:style>
    <style:style style:name="T17" style:family="text">
      <style:text-properties fo:font-style="italic" fo:font-weight="bold" style:font-style-asian="italic" style:font-style-complex="italic"/>
    </style:style>
    <style:style style:name="T18" style:family="text">
      <style:text-properties fo:font-style="italic" style:text-underline-style="none" fo:font-weight="normal" style:font-style-asian="italic" style:font-weight-asian="normal" style:font-style-complex="italic" style:font-weight-complex="normal"/>
    </style:style>
    <style:style style:name="T19" style:family="text">
      <style:text-properties fo:font-style="italic" style:text-underline-style="none" fo:font-weight="normal" officeooo:rsid="0045e4b9" style:font-style-asian="italic" style:font-weight-asian="normal" style:font-style-complex="italic" style:font-weight-complex="normal"/>
    </style:style>
    <style:style style:name="T20" style:family="text">
      <style:text-properties fo:font-style="normal" officeooo:rsid="000f3091" style:font-style-asian="normal" style:font-style-complex="normal"/>
    </style:style>
    <style:style style:name="T21" style:family="text">
      <style:text-properties fo:font-style="normal" officeooo:rsid="0013cb78" style:font-style-asian="normal" style:font-style-complex="normal"/>
    </style:style>
    <style:style style:name="T22" style:family="text">
      <style:text-properties fo:font-style="normal" officeooo:rsid="003b8d33" style:font-style-asian="normal" style:font-style-complex="normal"/>
    </style:style>
    <style:style style:name="T23" style:family="text">
      <style:text-properties officeooo:rsid="00108e52"/>
    </style:style>
    <style:style style:name="T24" style:family="text">
      <style:text-properties officeooo:rsid="00128a7d"/>
    </style:style>
    <style:style style:name="T25" style:family="text">
      <style:text-properties officeooo:rsid="00159a77"/>
    </style:style>
    <style:style style:name="T26" style:family="text">
      <style:text-properties officeooo:rsid="001799ec"/>
    </style:style>
    <style:style style:name="T27" style:family="text">
      <style:text-properties style:font-name="Liberation Serif"/>
    </style:style>
    <style:style style:name="T28" style:family="text">
      <style:text-properties fo:font-size="10pt" style:font-size-asian="10pt" style:font-size-complex="10pt"/>
    </style:style>
    <style:style style:name="T29" style:family="text">
      <style:text-properties fo:font-size="10pt" officeooo:rsid="001799ec" style:font-size-asian="10pt" style:font-size-complex="10pt"/>
    </style:style>
    <style:style style:name="T30" style:family="text">
      <style:text-properties fo:font-size="10pt" officeooo:rsid="00430275" style:font-size-asian="10pt" style:font-size-complex="10pt"/>
    </style:style>
    <style:style style:name="T31" style:family="text">
      <style:text-properties fo:font-size="10pt" officeooo:rsid="0045e4b9" style:font-size-asian="10pt" style:font-size-complex="10pt"/>
    </style:style>
    <style:style style:name="T32" style:family="text">
      <style:text-properties fo:font-size="10pt" fo:language="sl" fo:country="SI" officeooo:rsid="001799ec" style:font-size-asian="10pt" style:font-size-complex="10pt"/>
    </style:style>
    <style:style style:name="T33" style:family="text">
      <style:text-properties fo:font-size="10pt" fo:language="sl" fo:country="SI" officeooo:rsid="0045e4b9" style:font-size-asian="10pt" style:font-size-complex="10pt"/>
    </style:style>
    <style:style style:name="T34" style:family="text">
      <style:text-properties fo:font-size="10pt" fo:language="sl" fo:country="SI" officeooo:rsid="00430275" style:font-size-asian="10pt" style:font-size-complex="10pt"/>
    </style:style>
    <style:style style:name="T35" style:family="text">
      <style:text-properties fo:font-size="10pt" fo:language="sl" fo:country="SI" officeooo:rsid="0049df92" style:font-size-asian="10pt" style:font-size-complex="10pt"/>
    </style:style>
    <style:style style:name="T36" style:family="text">
      <style:text-properties officeooo:rsid="0019c8ba"/>
    </style:style>
    <style:style style:name="T37" style:family="text">
      <style:text-properties fo:language="sl" fo:country="SI" officeooo:rsid="000bad06"/>
    </style:style>
    <style:style style:name="T38" style:family="text">
      <style:text-properties fo:language="sl" fo:country="SI" officeooo:rsid="0013cb78"/>
    </style:style>
    <style:style style:name="T39" style:family="text">
      <style:text-properties fo:language="sl" fo:country="SI" officeooo:rsid="000c7756"/>
    </style:style>
    <style:style style:name="T40" style:family="text">
      <style:text-properties fo:language="sl" fo:country="SI" fo:font-weight="bold" officeooo:rsid="000c7756" style:font-weight-asian="bold" style:font-weight-complex="bold"/>
    </style:style>
    <style:style style:name="T41" style:family="text">
      <style:text-properties fo:language="sl" fo:country="SI" officeooo:rsid="002e0e45"/>
    </style:style>
    <style:style style:name="T42" style:family="text">
      <style:text-properties fo:language="sl" fo:country="SI" officeooo:rsid="002ed609"/>
    </style:style>
    <style:style style:name="T43" style:family="text">
      <style:text-properties fo:language="sl" fo:country="SI" officeooo:rsid="002f082d"/>
    </style:style>
    <style:style style:name="T44" style:family="text">
      <style:text-properties fo:language="sl" fo:country="SI" officeooo:rsid="0030594b"/>
    </style:style>
    <style:style style:name="T45" style:family="text">
      <style:text-properties fo:language="sl" fo:country="SI" officeooo:rsid="0009fdc3"/>
    </style:style>
    <style:style style:name="T46" style:family="text">
      <style:text-properties fo:language="sl" fo:country="SI" officeooo:rsid="0034bbfc"/>
    </style:style>
    <style:style style:name="T47" style:family="text">
      <style:text-properties fo:language="sl" fo:country="SI" officeooo:rsid="003cb170"/>
    </style:style>
    <style:style style:name="T48" style:family="text">
      <style:text-properties fo:language="sl" fo:country="SI" officeooo:rsid="003e5773"/>
    </style:style>
    <style:style style:name="T49" style:family="text">
      <style:text-properties fo:language="sl" fo:country="SI" officeooo:rsid="003ef07c"/>
    </style:style>
    <style:style style:name="T50" style:family="text">
      <style:text-properties fo:language="sl" fo:country="SI" officeooo:rsid="00128a7d"/>
    </style:style>
    <style:style style:name="T51" style:family="text">
      <style:text-properties officeooo:rsid="0021f50c"/>
    </style:style>
    <style:style style:name="T52" style:family="text">
      <style:text-properties officeooo:rsid="0022d335"/>
    </style:style>
    <style:style style:name="T53" style:family="text">
      <style:text-properties officeooo:rsid="00241b5f"/>
    </style:style>
    <style:style style:name="T54" style:family="text">
      <style:text-properties officeooo:rsid="0029d024"/>
    </style:style>
    <style:style style:name="T55" style:family="text">
      <style:text-properties officeooo:rsid="0030594b"/>
    </style:style>
    <style:style style:name="T56" style:family="text">
      <style:text-properties officeooo:rsid="00342204"/>
    </style:style>
    <style:style style:name="T57" style:family="text">
      <style:text-properties officeooo:rsid="0034bbfc"/>
    </style:style>
    <style:style style:name="T58" style:family="text">
      <style:text-properties officeooo:rsid="0035b44c"/>
    </style:style>
    <style:style style:name="T59" style:family="text">
      <style:text-properties officeooo:rsid="0039c5c7"/>
    </style:style>
    <style:style style:name="T60" style:family="text">
      <style:text-properties officeooo:rsid="003b8d33"/>
    </style:style>
    <style:style style:name="T61" style:family="text">
      <style:text-properties officeooo:rsid="003cb170"/>
    </style:style>
    <style:style style:name="T62" style:family="text">
      <style:text-properties officeooo:rsid="003ef07c"/>
    </style:style>
    <style:style style:name="T63" style:family="text">
      <style:text-properties officeooo:rsid="002d1eac"/>
    </style:style>
    <style:style style:name="T64" style:family="text">
      <style:text-properties fo:font-weight="normal" style:font-weight-asian="normal" style:font-weight-complex="normal"/>
    </style:style>
    <style:style style:name="T65" style:family="text">
      <style:text-properties fo:font-weight="normal" officeooo:rsid="00407cae" style:font-weight-asian="normal" style:font-weight-complex="normal"/>
    </style:style>
    <style:style style:name="T66" style:family="text">
      <style:text-properties officeooo:rsid="00283bb7"/>
    </style:style>
    <style:style style:name="T67" style:family="text">
      <style:text-properties style:text-underline-style="none" fo:font-weight="normal" style:font-weight-asian="normal" style:font-weight-complex="normal"/>
    </style:style>
    <style:style style:name="T68" style:family="text">
      <style:text-properties style:text-underline-style="none" fo:font-weight="normal" officeooo:rsid="00412883" style:font-weight-asian="normal" style:font-weight-complex="normal"/>
    </style:style>
    <style:style style:name="T69" style:family="text">
      <style:text-properties style:text-underline-style="none" fo:font-weight="normal" officeooo:rsid="0045e4b9" style:font-weight-asian="normal" style:font-weight-complex="normal"/>
    </style:style>
    <style:style style:name="T70" style:family="text">
      <style:text-properties style:text-underline-style="none" officeooo:rsid="0045e4b9"/>
    </style:style>
    <style:style style:name="T71" style:family="text">
      <style:text-properties officeooo:rsid="0041d24c"/>
    </style:style>
    <style:style style:name="T72" style:family="text">
      <style:text-properties officeooo:rsid="00430275"/>
    </style:style>
    <style:style style:name="T73" style:family="text">
      <style:text-properties officeooo:rsid="00453c7a"/>
    </style:style>
    <style:style style:name="T74" style:family="text">
      <style:text-properties officeooo:rsid="0045e4b9"/>
    </style:style>
    <style:style style:name="T75" style:family="text">
      <style:text-properties officeooo:rsid="004af32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ožeča stranka<text:span text:style-name="T60">(v nadaljevanju tožnik)</text:span>:</text:p>
      <text:p text:style-name="P3"/>
      <text:p text:style-name="P3">/**/</text:p>
      <text:p text:style-name="P3"/>
      <text:p text:style-name="P24">pri pristojnem sodišču:</text:p>
      <text:p text:style-name="P24"/>
      <text:p text:style-name="P24">Upravno sodišče<text:line-break/>Fajfarjeva 33<text:line-break/>1000 Ljubljana </text:p>
      <text:p text:style-name="P3"/>
      <text:p text:style-name="P3">proti toženi stranki:</text:p>
      <text:p text:style-name="P3"/>
      <text:p text:style-name="P3">Informacijski pooblaščenec</text:p>
      <text:p text:style-name="P2">Zaloška 59</text:p>
      <text:p text:style-name="P1">1000 Ljubljana,</text:p>
      <text:p text:style-name="P9">vlaga</text:p>
      <text:p text:style-name="P3"/>
      <text:p text:style-name="P22">TOŽBO</text:p>
      <text:p text:style-name="P10"/>
      <text:p text:style-name="P10">zoper zavrnilno odločbo v zadevi dostopa do informacij javnega značaja:</text:p>
      <text:p text:style-name="P10"/>
      <text:p text:style-name="P10">odločba številka 090-205/2014/2 z datumom 15.9.2014, prejeto dne 16.9.2014,</text:p>
      <text:p text:style-name="P10"/>
      <text:p text:style-name="P3">iz <text:span text:style-name="T62">več </text:span>razlog<text:span text:style-name="T62">ov</text:span> <text:span text:style-name="T62">po </text:span>27. člen<text:span text:style-name="T62">u</text:span> ZUS, <text:span text:style-name="T62">kot bo obrazloženo v nadaljevanju.</text:span></text:p>
      <text:p text:style-name="P3"/>
      <text:p text:style-name="P11"><text:span text:style-name="T1">Dne 4.9.2014 sem tožnik po elektronski pošti poslal toženi stranki zahtevo za dostop do informacij javnega značaja</text:span><text:span text:style-name="T1"><text:note text:id="ftn1" text:note-class="footnote"><text:note-citation>1</text:note-citation><text:note-body><text:p text:style-name="P30">priloženo</text:p></text:note-body></text:note></text:span><text:span text:style-name="T1">, v kateri sem toženi organ zaprosil za, citiram, “</text:span><text:span text:style-name="T7">poročilo oziroma izsledke inšpekcijskega nadzora nad uporabo IMSI lovilcev v Policiji, ki ga je IP izvedel v začetku leta 2013</text:span><text:span text:style-name="T1">”. Organ mi je z izpodbijano odločbo zahtevo zavrnil in sicer iz razloga 4. člena ZDIJZ, to je, da se informacija ne nahaja v materializirani obliki, podredno pa, da četudi bi poročilo v določeni meri že obstajalo, se iz razloga 7. točke 1. odstavka 6. člena ZDIJZ prav tako zavrne, saj upravni postopek še poteka in da bi razkritje informacij škodovale izvedbi tega postopka, saj da v postopku še niso bila izvedena vsa procesna dejanja, dejansko stanje še ni bilo v celoti ugotovljeno, niso bile zaslišane vse morebitne priče niti pridobljeni morebitni dokazi.</text:span></text:p>
      <text:p text:style-name="P11"/>
      <text:p text:style-name="P12">1.</text:p>
      <text:p text:style-name="P13">Menim, da je tožena stranka s to obrazložitvijo, <text:span text:style-name="T3">ki se nanaša na “poročilo, ki obstaja do določene mere”,</text:span> nepravilno uporabila pravo.</text:p>
      <text:p text:style-name="P13"/>
      <text:p text:style-name="P14">In sicer, z<text:span text:style-name="T2">a obstoj izjeme iz 7. točke 1. odstavka 6. člena ZDIJZ morata biti - kot pravilno ugotavlja tožena stranka – kumulativno izpolnjena dva pogoja: da je v teku upravni postopek in da bi razkritje informacije škodovalo izvedbi tega postopka.</text:span></text:p>
      <text:p text:style-name="P13">Da je v teku upravni postopek, ni sporno. Sporna je obrazložitev drugega pogoja. Škodo izvedbi postopka tožena stranka obrazloži s tem, da, citiram, “<text:span text:style-name="T7">[...] v [</text:span><text:span text:style-name="T9">postopku</text:span><text:span text:style-name="T7">]</text:span><text:span text:style-name="T9"> še niso bila izvedena vsa procesna dejanja, dejansko stanje še ni bilo v celoti ugotovljeno, niso bile zaslišane vse morebitne priče, pridobljeni morebitni dokazi,..</text:span>” in da “<text:span text:style-name="T7">z ugotovitvami nadzora ni bil seznanjen še niti zavezanec (ker inšpekcijska odločba še ni bila izdana), ki tudi ni imel možnosti, da se o ugotovitvah izreče</text:span>”. To <text:soft-page-break/>toženo stranko, <text:span text:style-name="T24">citiram,</text:span> “<text:span text:style-name="T7">vodi do zaključka, da bi v trenutni fazi postopka za njegovo izvedbo lahko nastala škoda, če bi se z dokumenti seznanil prosilec oz. </text:span><text:span text:style-name="T10">j</text:span><text:span text:style-name="T7">avnost</text:span>”.</text:p>
      <text:p text:style-name="P26"><text:span text:style-name="T37">Menim, da navedeni razlogi ne izkazujejo škode (za izvedbo postopka), temveč le trenutno dejansko stanje postopka. Tožena stranka v ničemer ne izkaže, s čim bi seznanitev prosilca oz. Javnosti škodovalo nadaljnji</text:span><text:span text:style-name="T38"> </text:span><text:span text:style-name="T37">izvedbi</text:span><text:span text:style-name="T38"> postopka</text:span><text:span text:style-name="T37">: npr. ne argumentira, kako bi to otežilo zaslišanje prič, </text:span><text:span text:style-name="T39">niti s čim bi seznanitev onemogočila izvedbo procesnih dejanj ali pridobitve dokazov, kot tudi ne kako bi to škodovalo seznanitvi nadzorovanca z odločbo in otežilo njegovo izjasnitev </text:span><text:span text:style-name="T43">o</text:span><text:span text:style-name="T39"> odločb</text:span><text:span text:style-name="T43">i</text:span><text:span text:style-name="T39">, ali smiselno podobno. Navedbe so premalo konkretizirane in pavšalne, </text:span><text:span text:style-name="T41">izjeme po 1. odstavku 6. člena ZDIJZ pa je potrebno razlagati </text:span><text:span text:style-name="T44">ozko oziroma restriktivno</text:span><text:span text:style-name="T44"><text:note text:id="ftn2" text:note-class="footnote"><text:note-citation>2</text:note-citation><text:note-body><text:p text:style-name="P34"><text:span text:style-name="T55">»</text:span>Vendar je po presoji sodišča pravilno stališče tožene stranke, posledično pa tudi njena odločitev, iz razlogov, ki jih je v tej zvezi navedla v izpodbijani odločbi in v odgovoru na tožbo, da je izjeme iz 1. odstavka 6. člena ZDIJZ potrebno tolmačiti ozko oziroma restriktivno. <text:span text:style-name="T55">«, </text:span><text:bookmark text:name="doc-head-right"/>sodba <text:span text:style-name="T55">upravnega sodišča </text:span>U 88/2008, <text:span text:style-name="T75">dosegljivo na http://sodnapraksa.si/?q=razkritje%20%C5%A1kodovalo%20njegovi%20izvedbi&amp;database[SOVS]=SOVS&amp;database[UPRS]=UPRS&amp;_submit=i%C5%A1%C4%8Di&amp;page=0&amp;id=2010040815258768</text:span></text:p></text:note-body></text:note></text:span><text:span text:style-name="T41">. Ker</text:span><text:span text:style-name="T39"> pogoj tudi ne določa le možnosti škode, kot to razume toženi organ (»[...] izvedbi </text:span><text:span text:style-name="T40">lahko</text:span><text:span text:style-name="T39"> nastala škoda«), temveč </text:span><text:span text:style-name="T42">izkazano</text:span><text:span text:style-name="T39"> škodo (»</text:span><text:span text:style-name="T41">[...] </text:span>bi njegovo razkritje škodovalo njegovi izvedbi;<text:span text:style-name="T39">«), </text:span><text:span text:style-name="T41">je</text:span><text:span text:style-name="T39"> </text:span><text:span text:style-name="T41">iz teh</text:span><text:span text:style-name="T39"> razlog</text:span><text:span text:style-name="T41">ov</text:span><text:span text:style-name="T39"> zaključek tožene stranke o škodi, ki bi nastala s seznanitvijo, zmoten in s tem neutemeljen. Ker morata biti za obstoj zadevne izjeme izpolnjena oba pogoja hkrati, to pomeni da toženi organ izjeme ni izkazal, s čimer je nepravilno uporabil pravo </text:span><text:span text:style-name="T49">po 1. alineji 1. odstavka 27. člena </text:span><text:span text:style-name="T39">.</text:span></text:p>
      <text:p text:style-name="P4"/>
      <text:p text:style-name="P12">2.</text:p>
      <text:p text:style-name="P15"><text:span text:style-name="T3">Nadalje, tožnik nisem zahteval le poročila, temveč tudi izsledke inšpekcijskega nadzora. Izsledki nadzora pa niso le (končno) poročilo. </text:span><text:span text:style-name="T8">Izsledek</text:span><text:span text:style-name="T3"> po SSKJ</text:span><text:span text:style-name="T3"><text:note text:id="ftn3" text:note-class="footnote"><text:note-citation>3</text:note-citation><text:note-body><text:p text:style-name="P29"><text:s/>Inštitut za slovenski jezik Frana Ramovša ZRC SAZU, <text:span text:style-name="T24">geslo “izsledek”, dosegljivo na </text:span>http://bos.zrc-sazu.si/cgi/a03.exe?name=sskj_testa&amp;expression=izsledek&amp;hs=1</text:p></text:note-body></text:note></text:span><text:span text:style-name="T3"> pomeni “</text:span><text:span text:style-name="T5">posledico raziskovanja, raziskovalnega dela”. </text:span><text:span text:style-name="T6">Raziskovati </text:span><text:s/><text:span text:style-name="T4">pa SSKJ</text:span><text:span text:style-name="T4"><text:note text:id="ftn4" text:note-class="footnote"><text:note-citation>4</text:note-citation><text:note-body><text:p text:style-name="P31">Inštitut za slovenski jezik Frana Ramovša ZRC SAZU, geslo “raziskovati”, dosegljivo na http://bos.zrc-sazu.si/cgi/a03.exe?name=sskj_testa&amp;expression=raziskovati&amp;hs=1</text:p></text:note-body></text:note></text:span><text:span text:style-name="T4"> definira kot “</text:span><text:span text:style-name="T5">s temeljitim, načrtnim delom, opazovanjem zbirati podatke, ugotavljati dejstva o čem”. </text:span><text:span text:style-name="T20">Menim, da inšpekcijski nadzor tožene stranke oz. </text:span><text:span text:style-name="T22">u</text:span><text:span text:style-name="T20">gotovitve tekom tega nadzora </text:span><text:span text:style-name="T21">ter podatki, na katerih te ugotovitve temeljijo, </text:span><text:span text:style-name="T20">spadajo med naveden</text:span><text:span text:style-name="T22">i dikciji</text:span><text:span text:style-name="T20">.</text:span></text:p>
      <text:p text:style-name="P16">Po Z<text:span text:style-name="T60">VOP</text:span> ima <text:span text:style-name="T4">namreč </text:span>tožena stranka široka pooblastila, med drugim tudi pregledovati dokumentacijo, prostore, zbirke, preverjati ukrepe, in na podlagi tega izvajati ukrepe v obliki odreditve odprave nepravilnosti, prepovedi obdelave osebnih podatkov, iznosa osebnih podatkov, itd., <text:s/>v 53. člen in 54. člen Z<text:span text:style-name="T60">VOP</text:span>. Česar Z<text:span text:style-name="T60">VOP</text:span> ne ureja pa po 50. členu Z<text:span text:style-name="T60">VOP</text:span> ureja ZIN. Ta med drugim določa pooblastila inšpektorjev v 19. členu. <text:span text:style-name="T24">Mednje</text:span> šteje tudi zaslišanje strank in prič, <text:span text:style-name="T4">reproduciranje </text:span>listin, <text:span text:style-name="T24">odvzem </text:span>vzorce<text:span text:style-name="T24">v</text:span> blaga, <text:span text:style-name="T4">itn. Podredno inšpekcijski nadzor tožene stranke ureja ZUP. To priznava tudi tožena stranka, saj v odločbi zapiše, da (poudarek moj) “</text:span><text:span text:style-name="T11">je postopek inšpekcijskega nadzora posebne vrste </text:span><text:span text:style-name="T16">upravni postopek</text:span><text:span text:style-name="T4">”. ZUP v 74. členu določa, da se o ustni obravnavi, ustnih izjavah strank ali drugih oseb in o drugih pomembnejših dejanjih v postopku sestavi zapisnik. Menim, da med ta pomembnejša dejanja sodijo s prej omenjenimi pooblastili inšpektorjev v postopku inšpekcijskega nadzora izvedena dejanja.</text:span></text:p>
      <text:p text:style-name="P28"><text:span text:style-name="T50">Zato bi moral toženi organ poleg </text:span><text:span text:style-name="T38">dostopa do </text:span><text:span text:style-name="T50">samega poročila presojati tudi </text:span><text:span text:style-name="T38">dostop do izsledkov (izjav prič, reproduciranih listin, zapisnikov, vmesnih dognanj na katerih temelji nadaljnje preiskovanje, ...), do katerih so v času zahteve prišli inšpektorji toženega organa. S tem je organ nepravilno ugotovil dejansko stanje, ter na podlagi tako ugotovljenega stanja </text:span><text:span text:style-name="T49">napravilo</text:span> napačen sklep o dejanskem stanju <text:span text:style-name="T38">po </text:span><text:span text:style-name="T49">3</text:span><text:span text:style-name="T38">. alineji 1. odstavka 27. člena ZUS.</text:span></text:p>
      <text:p text:style-name="P5"/>
      <text:p text:style-name="P18">3.</text:p>
      <text:p text:style-name="P25"><text:soft-page-break/><text:span text:style-name="T23">Tožnik tudi menim, da bi bilo potrebno tožbi ugoditi že iz razloga interesa javnosti, po 2. odstavku 6. člena ZDIJZ. Tožnik tega nisem zahteval, saj sem bil prepričan, da je bil postopek že končan, ker zakon določa da mora biti odločba v postopku izdana v največ dveh mesecih (razen v primeru ustavitve postopka, toda pogoji iz 82. in 153. člena ZUP za policijo v tem primeru niso relevantni.) Poleg tega toženi organ o poteku postopka javnosti ni obveščal - čeprav to možnost ima -, da bi lahko tožnik vedel, da postopek še traja. Obveščanje javnosti tudi ni (več) redna praksa toženega organa</text:span><text:span text:style-name="T23"><text:note text:id="ftn5" text:note-class="footnote"><text:note-citation>5</text:note-citation><text:note-body><text:p text:style-name="P36">Na svoji spletni strani ima <text:span text:style-name="T71">na dan 15.10.2014</text:span> toženi organ objavljeno le eno odločbo katere vsebina je inšpekcijski postopek, <text:span text:style-name="T59">med novicami pa je za zadnji dve leti manj kot pol ducata novic o postopkih inšpekcijskega nadzora</text:span></text:p></text:note-body></text:note></text:span><text:span text:style-name="T23">, da bi lahko tožnik kakorkoli sklepal o fazi stanja potopka. Nadalje se je že sam toženi organ opredelil do zadevne problematike v takem smislu, da sem tožnik sklepal, da bi organ sam že po uradni dolžnosti ocenil, da je potrebno uporabiti test javnega interesa. Toženi organ se je tako opredelil že večkrat</text:span><text:span text:style-name="T23"><text:note text:id="ftn6" text:note-class="footnote"><text:note-citation>6</text:note-citation><text:note-body><text:p text:style-name="Footnote">»Želeli bi si več aktivnosti v to smer ter tudi več javne razprave, po možnosti pred nakupom tovrstnih naprav«;</text:p><text:p text:style-name="P35"><text:span text:style-name="T57">namestnik informacijske pooblaščenke, </text:span><text:span text:style-name="T7">Urejanje sivega polja lovilca IMSI</text:span>, <text:span text:style-name="T57">Dnevnik, </text:span>13. <text:span text:style-name="T57">12.</text:span> 2013 </text:p></text:note-body></text:note></text:span><text:span text:style-name="T23">. V začetku letošnjega leta</text:span><text:span text:style-name="T23"><text:note text:id="ftn7" text:note-class="footnote"><text:note-citation>7</text:note-citation><text:note-body><text:p text:style-name="P40">Presoje vplivov na zasebnost pri uvajanju novih policijskih pooblastil, <text:span text:style-name="T73">Informacijski pooblaščenec, </text:span>14.01.14, <text:span text:style-name="T74">priloženo,</text:span> <text:s/><text:span text:style-name="T73">dosegljivo <text:s/>na https://www.ip-rs.si/novice/detajl/presoje-vplivov-na-zasebnost-pri-uvajanju-novih-policijskih-pooblastil/?cHash=f9fb6f75c1ec549a2b3b7d19bec2a3ef</text:span></text:p></text:note-body></text:note></text:span><text:span text:style-name="T23"> pa je zapisal da, citiram, »</text:span><text:span text:style-name="T14">Zaradi skoposti obrazložitev predlogov, ki organom in javnosti izven pripravljavca in predlagatelja predpisa služijo skoraj kot edina opora pri razumevanju potrebnosti urejanja nekega vprašanja, je bila javna in strokovna razprava o novih in novih pooblastilih zelo otežena</text:span><text:span text:style-name="T23">.« , “</text:span><text:span text:style-name="T7">O sprejemljivosti novih nadzorovalnih tehnologij bi namreč v demokratični državi morala odločati </text:span><text:span text:style-name="T17">družba</text:span><text:span text:style-name="T7">, ne pa </text:span><text:span text:style-name="T17">represivni organi (sami)</text:span>.<text:span text:style-name="T26">” in še “</text:span><text:span text:style-name="T7">Ustrezno obravnavo novih policijskih pooblastil in uporabe novih tehničnih sredstev v času, ko tehnologija omogoča praktično neomejene posege v človekove pravice, pričakujemo državljani, Informacijski pooblaščenec, splošna in strokovna javnost.</text:span><text:span text:style-name="T26">”</text:span></text:p>
      <text:p text:style-name="P19"><text:span text:style-name="T51">D</text:span>ržavljani uporab<text:span text:style-name="T51">e</text:span> <text:span text:style-name="T51">teh </text:span>tehnologi<text:span text:style-name="T51">j</text:span> seveda ne moremo ustrezno obravnavati, niti o njih <text:span text:style-name="T58">informirano </text:span>odločati, če nam <text:span text:style-name="T52">njih </text:span>uporabniki<text:span text:style-name="T52"> in nadzorniki teh uporabnikov </text:span>o tem molčijo. Javnost poročila oziroma izsledkov <text:span text:style-name="T61">inšpekcijskega </text:span>nadzora <text:span text:style-name="T61">tožene stranke je</text:span> prvi korak k omogočanju javne razprave, <text:span text:style-name="T52">sodelovanja in v končni fazi odločanja v javnih zadevah.</text:span></text:p>
      <text:p text:style-name="P23"><text:span text:style-name="T53">Pa tudi, kot izhaja iz odločbe, postopek teče že slabo leto in pol. V vsem tem času ni bilo ugotovljeno niti dejansko stanje, pomembne priče pa ne zaslišane, niti niso bili pridobljeni relevantni materialni dokazi (če bi bile priče zaslišane in materialni dokazi zbrani, bi dejansko stanje že bilo ugotovljeno). Menim, da je v interesu javnosti izvedeti kakšni so razlogi, čemu ta postopek traja tako dolgo (razloge za to gre iskati v zapisnikih opravljenih dejanj nadzora). Gre namreč za postopek v zvezi z uporabo t.i. IMSI lovilcev v policiji. To je tehnično sredstvo s katerim je mogoče </text:span>v neposredni okolici <text:s/><text:span text:style-name="T26">zajeti</text:span> <text:span text:style-name="T25">identifikacijsko številko naročnika/uporabnika telefona (IMSI številko SIM kartice) ne le osumljencev kaznivih dejanj temveč tudi naključnih mimoidočih, z nadaljnjimi preiskovalnimi tehnikami pa tudi uporabnika samega</text:span><text:span text:style-name="T25"><text:note text:id="ftn8" text:note-class="footnote"><text:note-citation>8</text:note-citation><text:note-body><text:p text:style-name="P33"><text:span text:style-name="T29">“</text:span><text:span text:style-name="T28">S primerjanjem tovrstnih zajemov na </text:span><text:span text:style-name="T27">večih lokacijah (praviloma s sledenjem osumljencu) je mogoče izluščiti uporabljano številko osumljenca. Dodatno je po</text:span> principu lova na lisico mogoče natančneje določiti lokacijo, oz. slediti določenemu telefonskemu priključku.”, <text:span text:style-name="T72">iz </text:span><text:span text:style-name="T29">mnenja IP-RS k predlogu ZKP-M </text:span><text:span text:style-name="T30">iz decembera 2013</text:span><text:span text:style-name="T29">, </text:span><text:span text:style-name="T31">priloženo, dosegljivo na </text:span><text:span text:style-name="T72">https://www.ip-rs.si/fileadmin/user_upload/Pdf/pripombe/MP.pdf__novela_ZKP-M.pdf__dec_2013.pdf</text:span></text:p></text:note-body></text:note></text:span><text:span text:style-name="T25">, pogosteje pa kar v naročniških zbirkah telefonskih operaterjev</text:span><text:span text:style-name="T25"><text:note text:id="ftn9" text:note-class="footnote"><text:note-citation>9</text:note-citation><text:note-body><text:p text:style-name="P32"><text:span text:style-name="T36">Npr. </text:span><text:span text:style-name="T13">Evidenca naročniških podatkov</text:span><text:span text:style-name="T36"> Si.Mobila prijavljena v register zbirk osebnih podatkov pri toženem organu vsebuje IMSI številko, </text:span>ime in priimek, naslov, kraj, <text:span text:style-name="T36">datum rojstva, davčno številko,..., podobno tudi </text:span><text:span text:style-name="T7">Evidenca prometnih podatkov</text:span> <text:span text:style-name="T36">istega ponudnika</text:span></text:p></text:note-body></text:note></text:span><text:span text:style-name="T25">. Po ustaljeni praksi ustavnega sodišča so tudi t.i. prometni podatki varovani osebni podatki po 37. členu</text:span><text:span text:style-name="T25"><text:note text:id="ftn10" text:note-class="footnote"><text:note-citation>10</text:note-citation><text:note-body><text:p text:style-name="P37">»V teoriji je zastopano stališče, da niso varovani zgolj vsebina komunikacije, temveč tudi okoliščine in dejstva, povezani s komunikacijo.[3] Pri uporabi telefona naj pravnega varstva ne bi zaslužila zgolj vsebina pogovora, ampak tudi drugi podatki, povezani s telefonskim pogovorom.[4] Iz sodne prakse Evropskega sodišča za človekove pravice (v nadaljevanju ESČP) izhaja, da so podatki o klicanih telefonskih številkah sestavni del telefonskih komunikacij.[5] Po mnenju ESČP pomeni prepustitev teh podatkov policiji brez pristanka naročnika poseganje v pravico iz 8. člena Konvencije o varstvu človekovih pravic in temeljnih svoboščin (Uradni list RS, št. 33/94, MP, št. 7/94 – EKČP).[6] Upoštevajoč navedeno je treba predmet varstva komunikacijske zasebnosti razlagati širše, tako da ta vključuje tudi tiste podatke o telefonskih klicih, ki so sestavni del komunikacije. <text:span text:style-name="T63">«, iz odločbe Ustavnega sodišča št. U</text:span><text:span text:style-name="Strong_20_Emphasis"><text:span text:style-name="T64">p-106/05, </text:span></text:span><text:span text:style-name="Strong_20_Emphasis"><text:span text:style-name="T65">priloženo;</text:span></text:span></text:p><text:p text:style-name="P37"><text:span text:style-name="Strong_20_Emphasis"><text:span text:style-name="T65">nenazadnje tudi v odločbi </text:span></text:span><text:span text:style-name="Strong_20_Emphasis"><text:span text:style-name="T64">U-I-65/13</text:span></text:span><text:span text:style-name="Strong_20_Emphasis">: »</text:span>Na podlagi izpodbijane ureditve operaterji torej hranijo informacije, ki vsebujejo z vidika zasebnosti sporočila o določljivem posamezniku in morajo zato uživati varstvo osebnih podatkov, kot ga zagotavlja 38. člen Ustave. Ustavno sodišče se ne spušča v vprašanje, ali so prav vsi prometni podatki, ki jih določa izpodbijana ureditev, v vsakem primeru osebni podatki v smislu prej navedene opredelitve.[7] Ključno pa je, da je iz njih (skupaj) mogoče izluščiti podrobnosti iz življenja posameznika, in zato morajo uživati zaščito z vidika pravice do zasebnosti.« </text:p></text:note-body></text:note></text:span><text:span text:style-name="T25"> Ustave, za </text:span><text:soft-page-break/><text:span text:style-name="T25">njihovo pridobitev pa potrebuje policija sodno odredbo</text:span><text:span text:style-name="T25"><text:note text:id="ftn11" text:note-class="footnote"><text:note-citation>11</text:note-citation><text:note-body><text:p text:style-name="P38">glej 10, 9. točka</text:p></text:note-body></text:note></text:span><text:span text:style-name="T25">. Ker se z uporabo teh naprav ustvarjajo zbirke z Ustavo varovanih občutljivih osebnih podatkov (v primeru primerjanja več zajemov naprave pa se te zbirke tudi obdelujejo), je v interesu javnosti da izve na kakšen način to zbiranje/obdelava poteka in ali se s temi podatki ravna zakonito in v skladu z Ustavo – točno to pa je namen zadevnega postopka toženega organa in inšpekcijskega nadzora po ZVOP na splošno - , še posebno pa ko gre za ljudi, ki niso osumljeni nobenega kaznivega dejanja. Še bolj zato ker je policija še konec leta 2012 trdila da teh naprav sploh ne uporablja</text:span><text:span text:style-name="T25"><text:note text:id="ftn12" text:note-class="footnote"><text:note-citation>12</text:note-citation><text:note-body><text:p text:style-name="P41"><text:span text:style-name="T66">»[Marjan Jerman, Val 202] Poglejte, slišal sem, da imate na ministrstvu oz. policiji napravo, ki lahko odkrije telefonsko številko, celo uporabljate da jo že, vendar pa zakon - zakonsko še ni opredeljeno, da bi se ta stvar lahko uporabljala?<text:line-break/>[Marjan Fank] Zakonsko ni opredeljeno, tudi že večkrat smo seveda pri teh spremembah Zakona o kazenskem postopku to poskušal urediti, ampak na žalost je bilo to vedno izločeno .. [..]<text:line-break/>[Marjan Jerman, Val 202] Pa ste uporabljali kdaj to?<text:line-break/>[Marjan Fank] jo za pridobivanje telefonskih številk </text:span><text:span text:style-name="Strong_20_Emphasis"><text:span text:style-name="T66">nismo uporabljali</text:span></text:span><text:span text:style-name="T66">.<text:line-break/>[Marjan Jerman, Val 202] Zakaj ste jo pa potem kupili?<text:line-break/>[Marjan Fank] </text:span><text:span text:style-name="Strong_20_Emphasis"><text:span text:style-name="T66">Za predvidene ukrepe, če bi bila zakonodaja sprejeta.</text:span></text:span><text:span text:style-name="T66"><text:line-break/>[Marjan Jerman, Val 202] In koliko časa že imate to zadevo?<text:line-break/>[Marjan Fank] Imamo nekaj let, in vsaj toliko let trajajo naši poskusi, da takšno napravo [uzakonimo].«, prepis zvočnega pogovora, </text:span><text:span text:style-name="T7">Kako do dokazov, ki ne bodo padli?!</text:span>, 27.11.2012 , <text:span text:style-name="T74">dosegljivo na http://val202.rtvslo.si/2012/11/vroci-mikrofon-sredstva-za-dokazovanje-kaznivih-dejanj/</text:span></text:p></text:note-body></text:note></text:span><text:span text:style-name="T25"> , lansko leto pa je že razkrila da naprave poseduje od leta 2004 in da je kupila dve</text:span><text:span text:style-name="T25"><text:note text:id="ftn13" text:note-class="footnote"><text:note-citation>13</text:note-citation><text:note-body><text:p text:style-name="Footnote"><text:span text:style-name="T71">»</text:span>Tokrat, po tem ko je notranji minister Gregor Virant priznal, da jih imajo in uporabljajo, pa so nam iz policije odgovorili, da je policija prvo napravo nabavila že leta 2004, drugo pa leta 2009. <text:span text:style-name="T71">«,</text:span><text:span text:style-name="T15"> Nezakoniti nadzor</text:span><text:span text:style-name="T71">, Borut Mekina, </text:span><text:span text:style-name="T70">12.4.2013</text:span>, <text:span text:style-name="T71">Mladina, http://www.mladina.si/142897/nezakoniti-nadzor/</text:span></text:p></text:note-body></text:note></text:span><text:span text:style-name="T25">, ter da sta napravi nepogrešljivi pri preiskovanju »hujših« in »najtežjih« kaznivih dejanj</text:span><text:span text:style-name="T25"><text:note text:id="ftn14" text:note-class="footnote"><text:note-citation>14</text:note-citation><text:note-body><text:p text:style-name="P45">Iz zavrnilne odločbe Policije št. 090-60/2014//2 (22-11) na zahtevo tožnika za dostop do informacij javnega značaja za nekatere podatke v zvezi z IMSI lovilci, priloženo</text:p></text:note-body></text:note></text:span><text:span text:style-name="T25">. Torej se je policija vsaj enkrat zlagala da s temi napravami že (zelo verjetno) slabo desetletje </text:span><text:span text:style-name="T12">ne</text:span><text:span text:style-name="T25"> zbira niti ne obdeluje občutljivih osebnih podatkov tako osumljencev kot tudi naključnih mimoidočih, pa vendarle jih. Nadalje je bilo za pravno podlago uporabe naprav ponujenih več razlag, tudi od policije. Od 1. odstavka 148., 149.a, 150., do 155.a člena ZKP</text:span><text:span text:style-name="T25"><text:note text:id="ftn15" text:note-class="footnote"><text:note-citation>15</text:note-citation><text:note-body><text:p text:style-name="Footnote"><text:span text:style-name="T19">V </text:span><text:span text:style-name="T18">Slovenska policija nabavlja IMSI catcherje (3)</text:span><text:span text:style-name="T67">, </text:span><text:span text:style-name="T68">Slo-tech.com, </text:span><text:span text:style-name="T69">22.2.2013, priloženo, dosegljivo na </text:span><text:a xlink:type="simple" xlink:href="https://slo-tech.com/forum/t556357/p3928834" text:style-name="Internet_20_link" text:visited-style-name="Visited_20_Internet_20_Link">https://slo-tech.com/forum/t556357/p3928834</text:a>; <text:span text:style-name="T71">glej tudi v 8: »</text:span>IMSI lovilci so v praksi slovenske policije <text:span text:style-name="T71">ž</text:span>e bili uporabljeni, domnevno na podlagi bodisi 1. odstavka 148. člena </text:p><text:p text:style-name="Footnote">(na spornost te podlage je Pooblaščenec ţe večkrat opozoril), bodisi pooblastila za tajno delovanje iz 155.a </text:p><text:p text:style-name="Footnote">člena. <text:span text:style-name="T71">«; za 149.a glej mnenje VDT, priloženo</text:span></text:p><text:p text:style-name="Footnote"/><text:p text:style-name="Footnote"/></text:note-body></text:note></text:span><text:span text:style-name="T25">. Brez neodvisno preverjenih in potrjenih podatkov, ni mogoče zaključiti kaj je res in kaj ne. Represivnemu organu, ki pa laže svojim podanikom, ni moč zaupati, zaupanje pa se le stežka povrne. Zaupanje v državne organe pa je temelj demokracije. Ravno iz tega razloga so ustanovljeni neodvisni organi, ki bdijo nad zakonitim/ustavnim delom (tudi represivnih) organov. Tožena stranka je ena izmed takih organov. Zato je v interesu javnosti, da le-ta izve koliko časa je policija dejansko uporabljala te naprave in na kakšen način, to je, kakšni so izsledki inšpekcijskega postopka v vprašanju.</text:span></text:p>
      <text:p text:style-name="P20">Tudi ni nepomembno dejstvo, da je bil v zakonodajni postopek vložen <text:span text:style-name="T54">predlog sprememb ZKP</text:span>, ki bi zakonsko uredil uporabo <text:span text:style-name="T54">IMSI lovilcev</text:span><text:span text:style-name="T54"><text:note text:id="ftn16" text:note-class="footnote"><text:note-citation>16</text:note-citation><text:note-body><text:p text:style-name="P42"/><text:p text:style-name="P42"><text:span text:style-name="T32">»</text:span><text:span text:style-name="T35">8. člen </text:span></text:p><text:p text:style-name="P46"><text:s/></text:p><text:p text:style-name="P46">Za 150. členom se dodata nova 150.a in 150.b člen, ki se glasita: </text:p><text:p text:style-name="P46"><text:s/></text:p><text:p text:style-name="P46">»150.a člen </text:p><text:p text:style-name="P46">(1) <text:s/>S tehničnimi sredstvi se sme ugotavljati: <text:s text:c="3"/></text:p><text:p text:style-name="P46">1) <text:s/>podatke, <text:s/>potrebne <text:s/>za <text:s/>razpoznavo <text:s/>številke <text:s/>komunikacijskega <text:s/>sredstva <text:s/>in <text:s/>številk <text:s/>za <text:s/>elektronsko </text:p><text:p text:style-name="P46">komuniciranje za namen priprave ukrepa iz prvega odstavka 149.b člena ali ukrepa iz 1. točke prvega </text:p><text:p text:style-name="P46">odstavka 150. člena <text:s/>tega zakona; </text:p><text:p text:style-name="P42"><text:span text:style-name="T35">2) lokacijo komunikacijskega sredstva. </text:span><text:span text:style-name="T32">«</text:span></text:p><text:p text:style-name="P42"><text:span text:style-name="T32">, predlog ZKP-M </text:span><text:span text:style-name="T34">iz decembera 2013, </text:span>EVA 2013-2030-0106,<text:span text:style-name="T34"> </text:span><text:span text:style-name="T33">dosegljivo na </text:span><text:span text:style-name="T72">http://www.mp.gov.si/fileadmin/mp.gov.si/pageuploads/mp.gov.si/PDF/zakonodaja/131206_ZKP-M_6.12.13.pdf</text:span></text:p></text:note-body></text:note></text:span><text:span text:style-name="T54">. Ta je bil sicer umaknjen in nadomeščen s spremenjenim </text:span><text:soft-page-break/><text:span text:style-name="T54">predlogom ZKP</text:span><text:span text:style-name="T54"><text:note text:id="ftn17" text:note-class="footnote"><text:note-citation>17</text:note-citation><text:note-body><text:p text:style-name="P39"><text:span text:style-name="T74">»Vlada <text:s/>Republike <text:s/>Slovenije <text:s/>novele <text:s/>Zakona <text:s/>o <text:s/>kazenskem <text:s/>postopku <text:s/>samo <text:s/>zaradi <text:s/>te <text:s/>direktive <text:s/>ni predlagala, saj je načrtovala obširnejše spremembe navedenega zakona, ki pa jih glede na trenutno situacijo ni mogoče obravnavati.«, predlog ZKP-M iz junija 2014, EVA 2013-2030-0106, dosegljivo na </text:span>http://84.39.218.201/MANDAT13/VLADNAGRADIVA.NSF/18a6b9887c33a0bdc12570e50034eb54/32c370ebffdc8435c1257cfb0033e055/$FILE/ZKP-M_vrs_jun14NG1.pdf</text:p></text:note-body></text:note></text:span><text:span text:style-name="T54">. Iz tega novega predloga – ki je bil tudi sprejet – pa izhaja, da sprememb, ki se tičejo zakonske ureditve uporabe IMSI lovilcev, »glede na trenutno situacijo ni mogoče obravnavati«. To pomeni da za obravnavo teh določb Vlada čaka na ugodno »trenutno situacijo«. Z drugimi besedami, Vlada ni odstopila od namere obravnavati te spremembe, le časovno je zamaknila obravnavo. V luči tega je v interesu javnosti, da se do obravnave nameravanih sprememb le-ta seznani vsaj z delom (tu zahtevanih) informacij, ki jih potrebuje za javno razpravo o teh spremembah, saj lahko le dobro informirana javnost sodeluje pri odločanju pri sprejemanju take zakonodaje v najboljši možni meri. Ker pa postopek tožene stranke teče že eno leto in pol, ni nemogoče da se bo končanje postopka zavleklo čez čas obravnave (in sprejema) nameravanih sprememb ZKP. Zato je v interesu javnosti da se seznani tako s poročilom kot tudi z izsledki - četudi so podatki le delni – še preden pride do obravnave načrtovane ureditve uporabe IMSI lovilcev.</text:span></text:p>
      <text:p text:style-name="P17"/>
      <text:p text:style-name="P43">4.</text:p>
      <text:p text:style-name="P7"><text:span text:style-name="T56">V</text:span>sled navedenemu tož<text:span text:style-name="T61">nik </text:span>sodišču PREDLAGA:</text:p>
      <text:p text:style-name="P6"/>
      <text:p text:style-name="P8">da <text:span text:style-name="T24">s</text:span>e <text:span text:style-name="T57">izpodbijana </text:span>odločba v delu, ki zadeva “poročilo (v določeni meri)”, spremeni tako <text:span text:style-name="T3">da se zahtevi tožnika za dostop do (delnega) poročila ugodi, in da se izpodbijana odločba </text:span>v delu, ki zadeva izsledke inšpekcijskega nadzora, <text:span text:style-name="T57">ali </text:span>dopolni <text:span text:style-name="T57">tako da se <text:s/>zahtevi tožnika za dostop do izsledkov nadzora ugodi ali pa v tem delu vrne v ponovno odločanje</text:span></text:p>
      <text:p text:style-name="P21">ali</text:p>
      <text:p text:style-name="P27"><text:span text:style-name="T46">da sodišče ali </text:span>sámo<text:span text:style-name="T46"> opravi test interesa javnosti tako za (delno) poročilo kot tudi za izsledke nadzora in če ugotovi</text:span><text:span text:style-name="T45">, </text:span><text:span text:style-name="T47">da </text:span><text:span text:style-name="T48">so tožbeni razlogi</text:span><text:span text:style-name="T45"> </text:span><text:span text:style-name="T47">utemeljen</text:span><text:span text:style-name="T48">i</text:span><text:span text:style-name="T47">, </text:span><text:span text:style-name="T45">spremeni </text:span><text:span text:style-name="T47">izpodbijano odločbo </text:span><text:span text:style-name="T45">tako da se zahtevi ugodi </text:span><text:span text:style-name="T46">na podlagi javnega interesa, ali vrne v ponovno odločanje z navodilom da se opravi test javnega interesa tako za (delno) poročilo kot tudi za izsledke nadzor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l" fo:country="SI"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sl" fo:country="SI"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5T10:50:04.383000000</meta:creation-date>
    <dc:date>2015-02-10T01:00:15.728000000</dc:date>
    <meta:editing-duration>P1DT50M16S</meta:editing-duration>
    <meta:editing-cycles>31</meta:editing-cycles>
    <meta:generator>LibreOffice/4.3.2.2$Windows_x86 LibreOffice_project/edfb5295ba211bd31ad47d0bad0118690f76407d</meta:generator>
    <meta:document-statistic meta:table-count="0" meta:image-count="0" meta:object-count="0" meta:page-count="5" meta:paragraph-count="64" meta:word-count="2718" meta:character-count="18875" meta:non-whitespace-character-count="16164"/>
  </office:meta>
</office:document-meta>
</file>